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8cm" draw:marker-end-width="0.8cm" draw:fill-color="#ffffff" draw:textarea-horizontal-align="justify" draw:textarea-vertical-align="middle" draw:auto-grow-height="false" fo:min-height="1.212cm" fo:min-width="0cm" fo:padding-top="0.225cm" fo:padding-bottom="0.225cm" fo:padding-left="0.35cm" fo:padding-right="0.3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3.708cm" fo:min-width="0.17cm"/>
    </style:style>
    <style:style style:name="gr3" style:family="graphic" style:parent-style-name="standard">
      <style:graphic-properties draw:stroke="none" svg:stroke-color="#000000" draw:fill="none" draw:fill-color="#ffffff" fo:min-height="1.737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306cm" fo:min-width="1.056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4.666cm" fo:min-width="0.2cm"/>
    </style:style>
    <style:style style:name="gr6" style:family="graphic" style:parent-style-name="standard">
      <style:graphic-properties svg:stroke-width="0.2cm" svg:stroke-color="#000000" draw:marker-start-width="0.8cm" draw:marker-end-width="0.8cm" draw:fill-color="#ffffff" draw:textarea-horizontal-align="justify" draw:textarea-vertical-align="middle" draw:auto-grow-height="false" fo:min-height="3.708cm" fo:min-width="0.17cm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000000" draw:marker-start-width="0.8cm" draw:marker-end-width="0.8cm" draw:fill-color="#ffffff" draw:textarea-horizontal-align="justify" draw:textarea-vertical-align="middle" draw:auto-grow-height="false" fo:min-height="3.852cm" fo:min-width="0cm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000000" draw:marker-start-width="0.8cm" draw:marker-end-width="0.8cm" draw:fill-color="#ffffff" draw:textarea-horizontal-align="justify" draw:textarea-vertical-align="middle" draw:auto-grow-height="false" fo:min-height="1.306cm" fo:min-width="1.056cm" fo:padding-top="0.225cm" fo:padding-bottom="0.225cm" fo:padding-left="0.35cm" fo:padding-right="0.35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864cm" fo:min-width="0.146cm"/>
    </style:style>
    <style:style style:name="gr10" style:family="graphic" style:parent-style-name="standard">
      <style:graphic-properties draw:stroke="none" svg:stroke-color="#000000" draw:fill="none" draw:fill-color="#ffffff" fo:min-height="1.75cm"/>
    </style:style>
    <style:style style:name="gr11" style:family="graphic" style:parent-style-name="standard">
      <style:graphic-properties draw:stroke="none" svg:stroke-color="#000000" draw:fill="none" draw:fill-color="#ffffff" fo:min-height="1.637cm"/>
    </style:style>
    <style:style style:name="gr12" style:family="graphic" style:parent-style-name="objectwithoutfill">
      <style:graphic-properties draw:fill="none" draw:fill-color="#000000" draw:textarea-vertical-align="middle"/>
    </style:style>
    <style:style style:name="gr13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.5cm" draw:marker-end-width="0.5cm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center"/>
      <style:text-properties fo:font-size="22pt" style:font-size-asian="18pt" style:font-size-complex="18pt"/>
    </style:style>
    <style:style style:name="P2" style:family="paragraph">
      <loext:graphic-properties draw:fill-color="#000000"/>
      <style:paragraph-properties fo:text-align="center"/>
      <style:text-properties fo:font-size="22pt" style:font-size-asian="18pt" style:font-size-complex="18pt"/>
    </style:style>
    <style:style style:name="P3" style:family="paragraph">
      <style:text-properties fo:font-size="22pt" style:font-size-asian="18pt" style:font-size-complex="18pt"/>
    </style:style>
    <style:style style:name="P4" style:family="paragraph">
      <loext:graphic-properties draw:fill="none" draw:fill-color="#ffffff"/>
      <style:text-properties fo:font-size="22pt" style:font-size-asian="18pt" style:font-size-complex="18pt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0.938cm" svg:height="4.387cm" draw:transform="rotate (-0.228638132011257) translate (26.894cm 10.1cm)">
          <text:p/>
          <draw:enhanced-geometry svg:viewBox="0 0 21600 21600" draw:glue-points="?f0 0 ?f1 10800 0 21600 10800 21600 21600 21600 ?f7 10800" draw:text-areas="?f1 10800 ?f2 18000 ?f3 7200 ?f4 21600" draw:type="isosceles-triangle" draw:modifiers="11267.462686567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339cm" svg:height="11.874cm" draw:transform="rotate (-0.524296907299097) translate (9.241cm 5.7cm)">
          <text:p/>
          <draw:enhanced-geometry svg:viewBox="0 0 21600 21600" draw:glue-points="?f0 0 ?f1 10800 0 21600 10800 21600 21600 21600 ?f7 10800" draw:text-areas="?f1 10800 ?f2 18000 ?f3 7200 ?f4 21600" draw:type="isosceles-triangle" draw:modifiers="11267.462686567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3.4cm" svg:height="1.987cm" svg:x="2.1cm" svg:y="18.038cm">
          <draw:text-box>
            <text:p text:style-name="P3">Kořen</text:p>
          </draw:text-box>
        </draw:frame>
        <draw:custom-shape draw:style-name="gr4" draw:text-style-name="P2" draw:layer="layout" svg:width="2.2cm" svg:height="2.2cm" svg:x="2.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cm" svg:height="2.2cm" svg:x="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cm" svg:height="2.2cm" svg:x="21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99cm" svg:height="14.749cm" draw:transform="rotate (-1.32016704620851) translate (23.053cm 2.645cm)">
          <text:p/>
          <draw:enhanced-geometry svg:viewBox="0 0 21600 21600" draw:glue-points="?f0 0 ?f1 10800 0 21600 10800 21600 21600 21600 ?f7 10800" draw:text-areas="?f1 10800 ?f2 18000 ?f3 7200 ?f4 21600" draw:type="isosceles-triangle" draw:modifiers="11267.462686567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.339cm" svg:height="11.874cm" draw:transform="rotate (-1.15854955747384) translate (14.264cm 11.316cm)">
          <text:p/>
          <draw:enhanced-geometry svg:viewBox="0 0 21600 21600" draw:glue-points="?f0 0 ?f1 10800 0 21600 10800 21600 21600 21600 ?f7 10800" draw:text-areas="?f1 10800 ?f2 18000 ?f3 7200 ?f4 21600" draw:type="isosceles-triangle" draw:modifiers="11267.462686567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2cm" svg:height="2.2cm" svg:x="2.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7cm" svg:height="12.304cm" draw:transform="rotate (-1.76348067621507) translate (26.405cm 13.942cm)">
          <text:p/>
          <draw:enhanced-geometry svg:viewBox="0 0 21600 21600" draw:glue-points="?f0 0 ?f1 10800 0 21600 10800 21600 21600 21600 ?f7 10800" draw:text-areas="?f1 10800 ?f2 18000 ?f3 7200 ?f4 21600" draw:type="isosceles-triangle" draw:modifiers="11267.462686567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2.2cm" svg:height="2.2cm" svg:x="13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2cm" svg:height="2.2cm" svg:x="25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7cm" svg:height="1.987cm" svg:x="13.4cm" svg:y="13.738cm">
          <draw:text-box>
            <text:p text:style-name="P3">Uzel 1</text:p>
          </draw:text-box>
        </draw:frame>
        <draw:frame draw:style-name="gr3" draw:text-style-name="P4" draw:layer="layout" svg:width="4.1cm" svg:height="1.987cm" svg:x="25.1cm" svg:y="15.838cm">
          <draw:text-box>
            <text:p text:style-name="P3">Uzel 2</text:p>
          </draw:text-box>
        </draw:frame>
        <draw:frame draw:style-name="gr3" draw:text-style-name="P4" draw:layer="layout" svg:width="3.1cm" svg:height="1.987cm" svg:x="9.6cm" svg:y="7.613cm">
          <draw:text-box>
            <text:p text:style-name="P3">Uzel 1</text:p>
          </draw:text-box>
        </draw:frame>
        <draw:frame draw:style-name="gr3" draw:text-style-name="P4" draw:layer="layout" svg:width="3.8cm" svg:height="1.987cm" svg:x="3.3cm" svg:y="10.7cm">
          <draw:text-box>
            <text:p text:style-name="P3">Kost 1</text:p>
          </draw:text-box>
        </draw:frame>
        <draw:frame draw:style-name="gr3" draw:text-style-name="P4" draw:layer="layout" svg:width="3.2cm" svg:height="1.987cm" svg:x="8.1cm" svg:y="15.3cm">
          <draw:text-box>
            <text:p text:style-name="P3">Kost 1 </text:p>
          </draw:text-box>
        </draw:frame>
        <draw:frame draw:style-name="gr3" draw:text-style-name="P4" draw:layer="layout" svg:width="3.8cm" svg:height="1.987cm" svg:x="18.6cm" svg:y="13.338cm">
          <draw:text-box>
            <text:p text:style-name="P3">Kost 2</text:p>
          </draw:text-box>
        </draw:frame>
        <draw:custom-shape draw:style-name="gr9" draw:text-style-name="P2" draw:layer="layout" svg:width="1.29cm" svg:height="6.342cm" draw:transform="rotate (-2.20312911479244) translate (28cm 6.648cm)">
          <text:p/>
          <draw:enhanced-geometry svg:viewBox="0 0 21600 21600" draw:glue-points="?f0 0 ?f1 10800 0 21600 10800 21600 21600 21600 ?f7 10800" draw:text-areas="?f1 10800 ?f2 18000 ?f3 7200 ?f4 21600" draw:type="isosceles-triangle" draw:modifiers="11267.462686567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3.5cm" svg:height="1.987cm" svg:x="26.1cm" svg:y="8.813cm">
          <draw:text-box>
            <text:p text:style-name="P3">Kost 3</text:p>
          </draw:text-box>
        </draw:frame>
        <draw:frame draw:style-name="gr10" draw:text-style-name="P4" draw:layer="layout" svg:width="3.8cm" svg:height="2cm" svg:x="23.5cm" svg:y="5.9cm">
          <draw:text-box>
            <text:p text:style-name="P3">Kost 3</text:p>
          </draw:text-box>
        </draw:frame>
        <draw:frame draw:style-name="gr11" draw:text-style-name="P4" draw:layer="layout" svg:width="3.7cm" svg:height="1.887cm" svg:x="14.5cm" svg:y="5.913cm">
          <draw:text-box>
            <text:p text:style-name="P3">Kost 2</text:p>
          </draw:text-box>
        </draw:frame>
        <draw:frame draw:style-name="gr3" draw:text-style-name="P4" draw:layer="layout" svg:width="3.6cm" svg:height="1.987cm" svg:x="20.4cm" svg:y="5.1cm">
          <draw:text-box>
            <text:p text:style-name="P3">Uzel 2</text:p>
          </draw:text-box>
        </draw:frame>
        <draw:line draw:style-name="gr12" draw:text-style-name="P5" draw:layer="layout" svg:x1="1.2cm" svg:y1="15.6cm" svg:x2="6.9cm" svg:y2="4.6cm">
          <text:p/>
        </draw:line>
        <draw:line draw:style-name="gr12" draw:text-style-name="P5" draw:layer="layout" svg:x1="6.9cm" svg:y1="4.6cm" svg:x2="22.8cm" svg:y2="1.4cm">
          <text:p/>
        </draw:line>
        <draw:line draw:style-name="gr12" draw:text-style-name="P5" draw:layer="layout" svg:x1="22.8cm" svg:y1="1.4cm" svg:x2="28.1cm" svg:y2="6.3cm">
          <text:p/>
        </draw:line>
        <draw:line draw:style-name="gr12" draw:text-style-name="P5" draw:layer="layout" svg:x1="1.3cm" svg:y1="15.6cm" svg:x2="13.9cm" svg:y2="9.6cm">
          <text:p/>
        </draw:line>
        <draw:line draw:style-name="gr12" draw:text-style-name="P5" draw:layer="layout" svg:x1="13.9cm" svg:y1="9.6cm" svg:x2="25.4cm" svg:y2="12.7cm">
          <text:p/>
        </draw:line>
        <draw:line draw:style-name="gr12" draw:text-style-name="P5" draw:layer="layout" svg:x1="25.4cm" svg:y1="12.7cm" svg:x2="26.3cm" svg:y2="8.8cm">
          <text:p/>
        </draw:line>
        <draw:custom-shape draw:style-name="gr13" draw:text-style-name="P6" draw:layer="layout" svg:width="0.4cm" svg:height="0.4cm" svg:x="7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4cm" svg:height="0.4cm" svg:x="13.7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4cm" svg:height="0.4cm" svg:x="18.1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4cm" svg:height="0.4cm" svg:x="22.1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4cm" svg:height="0.4cm" svg:x="25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4cm" svg:height="0.4cm" svg:x="26.1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4cm" svg:height="0.4cm" svg:x="1.1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4cm" svg:height="0.4cm" svg:x="3.7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4cm" svg:height="0.4cm" svg:x="6.7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4cm" svg:height="0.4cm" svg:x="11.7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4cm" svg:height="0.4cm" svg:x="17.7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4cm" svg:height="0.4cm" svg:x="22.6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4cm" svg:height="0.4cm" svg:x="27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01:30:58.975000000</meta:creation-date>
    <dc:date>2017-05-12T01:57:23.266000000</dc:date>
    <meta:editing-duration>PT16M</meta:editing-duration>
    <meta:editing-cycles>3</meta:editing-cycles>
    <meta:generator>LibreOffice/5.2.4.2$Windows_X86_64 LibreOffice_project/3d5603e1122f0f102b62521720ab13a38a4e0eb0</meta:generator>
    <meta:document-statistic meta:object-count="42"/>
  </office:meta>
</office:document-meta>
</file>